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23.12pt" svg:y="221.36pt">
            <draw:object draw:notify-on-update-of-ranges="Sheet1.A3:Sheet1.A43 Sheet1.E3:Sheet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Čvoro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_q</text:p>
          </table:table-cell>
          <table:table-cell office:value-type="string" calcext:value-type="string">
            <text:p>N_q</text:p>
          </table:table-cell>
          <table:table-cell office:value-type="string" calcext:value-type="string">
            <text:p>N_q int</text:p>
          </table:table-cell>
        </table:table-row>
        <table:table-row table:style-name="ro1">
          <table:table-cell table:formula="of:=RANDBETWEEN(1; 100)" office:value-type="float" office:value="29" calcext:value-type="float">
            <text:p>29</text:p>
          </table:table-cell>
          <table:table-cell table:formula="of:=MAX([.A3:.A43])" office:value-type="float" office:value="99" calcext:value-type="float">
            <text:p>99</text:p>
          </table:table-cell>
          <table:table-cell table:formula="of:=[.A3]*([.$B$3]-LOG([.A3]; 10))" office:value-type="float" office:value="2828.59045806093" calcext:value-type="float">
            <text:p>2828.59045806093</text:p>
          </table:table-cell>
          <table:table-cell table:formula="of:=[.$B$6]*[.C3]/[.$B$9]" office:value-type="float" office:value="1274.71404148758" calcext:value-type="float">
            <text:p>1274.71404148758</text:p>
          </table:table-cell>
          <table:table-cell table:formula="of:=ROUND([.D3])" office:value-type="float" office:value="1275" calcext:value-type="float">
            <text:p>1275</text:p>
          </table:table-cell>
        </table:table-row>
        <table:table-row table:style-name="ro1">
          <table:table-cell table:formula="of:=RANDBETWEEN(1; 100)" office:value-type="float" office:value="32" calcext:value-type="float">
            <text:p>32</text:p>
          </table:table-cell>
          <table:table-cell/>
          <table:table-cell table:formula="of:=[.A4]*([.$B$3]-LOG([.A4]; 10))" office:value-type="float" office:value="3119.83520069376" calcext:value-type="float">
            <text:p>3119.83520069376</text:p>
          </table:table-cell>
          <table:table-cell table:formula="of:=[.$B$6]*[.C4]/[.$B$9]" office:value-type="float" office:value="1405.96448882098" calcext:value-type="float">
            <text:p>1405.96448882098</text:p>
          </table:table-cell>
          <table:table-cell table:formula="of:=ROUND([.D4])" office:value-type="float" office:value="1406" calcext:value-type="float">
            <text:p>1406</text:p>
          </table:table-cell>
        </table:table-row>
        <table:table-row table:style-name="ro1">
          <table:table-cell table:formula="of:=RANDBETWEEN(1; 100)"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formula="of:=[.A5]*([.$B$3]-LOG([.A5]; 10))" office:value-type="float" office:value="1662.08236833657" calcext:value-type="float">
            <text:p>1662.08236833657</text:p>
          </table:table-cell>
          <table:table-cell table:formula="of:=[.$B$6]*[.C5]/[.$B$9]" office:value-type="float" office:value="749.023149317967" calcext:value-type="float">
            <text:p>749.023149317967</text:p>
          </table:table-cell>
          <table:table-cell table:formula="of:=ROUND([.D5])" office:value-type="float" office:value="749" calcext:value-type="float">
            <text:p>749</text:p>
          </table:table-cell>
        </table:table-row>
        <table:table-row table:style-name="ro1">
          <table:table-cell table:formula="of:=RANDBETWEEN(1; 100)"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table:formula="of:=[.A6]*([.$B$3]-LOG([.A6]; 10))" office:value-type="float" office:value="8540.88552485078" calcext:value-type="float">
            <text:p>8540.88552485078</text:p>
          </table:table-cell>
          <table:table-cell table:formula="of:=[.$B$6]*[.C6]/[.$B$9]" office:value-type="float" office:value="3848.97950646723" calcext:value-type="float">
            <text:p>3848.97950646723</text:p>
          </table:table-cell>
          <table:table-cell table:formula="of:=ROUND([.D6])" office:value-type="float" office:value="3849" calcext:value-type="float">
            <text:p>3849</text:p>
          </table:table-cell>
        </table:table-row>
        <table:table-row table:style-name="ro1">
          <table:table-cell table:formula="of:=RANDBETWEEN(1; 100)" office:value-type="float" office:value="44" calcext:value-type="float">
            <text:p>44</text:p>
          </table:table-cell>
          <table:table-cell/>
          <table:table-cell table:formula="of:=[.A7]*([.$B$3]-LOG([.A7]; 10))" office:value-type="float" office:value="4283.68808223461" calcext:value-type="float">
            <text:p>4283.68808223461</text:p>
          </table:table-cell>
          <table:table-cell table:formula="of:=[.$B$6]*[.C7]/[.$B$9]" office:value-type="float" office:value="1930.45880226886" calcext:value-type="float">
            <text:p>1930.45880226886</text:p>
          </table:table-cell>
          <table:table-cell table:formula="of:=ROUND([.D7])" office:value-type="float" office:value="1930" calcext:value-type="float">
            <text:p>1930</text:p>
          </table:table-cell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 office:value-type="string" calcext:value-type="string">
            <text:p>sum</text:p>
          </table:table-cell>
          <table:table-cell table:formula="of:=[.A8]*([.$B$3]-LOG([.A8]; 10))" office:value-type="float" office:value="9120.52598176163" calcext:value-type="float">
            <text:p>9120.52598176163</text:p>
          </table:table-cell>
          <table:table-cell table:formula="of:=[.$B$6]*[.C8]/[.$B$9]" office:value-type="float" office:value="4110.19647668393" calcext:value-type="float">
            <text:p>4110.19647668393</text:p>
          </table:table-cell>
          <table:table-cell table:formula="of:=ROUND([.D8])" office:value-type="float" office:value="4110" calcext:value-type="float">
            <text:p>4110</text:p>
          </table:table-cell>
        </table:table-row>
        <table:table-row table:style-name="ro1">
          <table:table-cell table:formula="of:=RANDBETWEEN(1; 100)" office:value-type="float" office:value="28" calcext:value-type="float">
            <text:p>28</text:p>
          </table:table-cell>
          <table:table-cell table:formula="of:=SUM([.A3:.A43])" office:value-type="float" office:value="2219" calcext:value-type="float">
            <text:p>2219</text:p>
          </table:table-cell>
          <table:table-cell table:formula="of:=[.A9]*([.$B$3]-LOG([.A9]; 10))" office:value-type="float" office:value="2731.47957512242" calcext:value-type="float">
            <text:p>2731.47957512242</text:p>
          </table:table-cell>
          <table:table-cell table:formula="of:=[.$B$6]*[.C9]/[.$B$9]" office:value-type="float" office:value="1230.95068730168" calcext:value-type="float">
            <text:p>1230.95068730168</text:p>
          </table:table-cell>
          <table:table-cell table:formula="of:=ROUND([.D9])" office:value-type="float" office:value="1231" calcext:value-type="float">
            <text:p>1231</text:p>
          </table:table-cell>
        </table:table-row>
        <table:table-row table:style-name="ro1">
          <table:table-cell table:formula="of:=RANDBETWEEN(1; 100)" office:value-type="float" office:value="98" calcext:value-type="float">
            <text:p>98</text:p>
          </table:table-cell>
          <table:table-cell/>
          <table:table-cell table:formula="of:=[.A10]*([.$B$3]-LOG([.A10]; 10))" office:value-type="float" office:value="9506.85984458214" calcext:value-type="float">
            <text:p>9506.85984458214</text:p>
          </table:table-cell>
          <table:table-cell table:formula="of:=[.$B$6]*[.C10]/[.$B$9]" office:value-type="float" office:value="4284.29916384954" calcext:value-type="float">
            <text:p>4284.29916384954</text:p>
          </table:table-cell>
          <table:table-cell table:formula="of:=ROUND([.D10])" office:value-type="float" office:value="4284" calcext:value-type="float">
            <text:p>4284</text:p>
          </table:table-cell>
        </table:table-row>
        <table:table-row table:style-name="ro1">
          <table:table-cell table:formula="of:=RANDBETWEEN(1; 100)" office:value-type="float" office:value="10" calcext:value-type="float">
            <text:p>10</text:p>
          </table:table-cell>
          <table:table-cell/>
          <table:table-cell table:formula="of:=[.A11]*([.$B$3]-LOG([.A11]; 10))" office:value-type="float" office:value="980" calcext:value-type="float">
            <text:p>980</text:p>
          </table:table-cell>
          <table:table-cell table:formula="of:=[.$B$6]*[.C11]/[.$B$9]" office:value-type="float" office:value="441.640378548896" calcext:value-type="float">
            <text:p>441.640378548896</text:p>
          </table:table-cell>
          <table:table-cell table:formula="of:=ROUND([.D11])" office:value-type="float" office:value="442" calcext:value-type="float">
            <text:p>442</text:p>
          </table:table-cell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/>
          <table:table-cell table:formula="of:=[.A12]*([.$B$3]-LOG([.A12]; 10))" office:value-type="float" office:value="9120.52598176163" calcext:value-type="float">
            <text:p>9120.52598176163</text:p>
          </table:table-cell>
          <table:table-cell table:formula="of:=[.$B$6]*[.C12]/[.$B$9]" office:value-type="float" office:value="4110.19647668393" calcext:value-type="float">
            <text:p>4110.19647668393</text:p>
          </table:table-cell>
          <table:table-cell table:formula="of:=ROUND([.D12])" office:value-type="float" office:value="4110" calcext:value-type="float">
            <text:p>4110</text:p>
          </table:table-cell>
        </table:table-row>
        <table:table-row table:style-name="ro1">
          <table:table-cell table:formula="of:=RANDBETWEEN(1; 100)" office:value-type="float" office:value="65" calcext:value-type="float">
            <text:p>65</text:p>
          </table:table-cell>
          <table:table-cell/>
          <table:table-cell table:formula="of:=[.A13]*([.$B$3]-LOG([.A13]; 10))" office:value-type="float" office:value="6317.16063181822" calcext:value-type="float">
            <text:p>6317.16063181822</text:p>
          </table:table-cell>
          <table:table-cell table:formula="of:=[.$B$6]*[.C13]/[.$B$9]" office:value-type="float" office:value="2846.85021713304" calcext:value-type="float">
            <text:p>2846.85021713304</text:p>
          </table:table-cell>
          <table:table-cell table:formula="of:=ROUND([.D13])" office:value-type="float" office:value="2847" calcext:value-type="float">
            <text:p>2847</text:p>
          </table:table-cell>
        </table:table-row>
        <table:table-row table:style-name="ro1">
          <table:table-cell table:formula="of:=RANDBETWEEN(1; 100)" office:value-type="float" office:value="11" calcext:value-type="float">
            <text:p>11</text:p>
          </table:table-cell>
          <table:table-cell/>
          <table:table-cell table:formula="of:=[.A14]*([.$B$3]-LOG([.A14]; 10))" office:value-type="float" office:value="1077.54468046326" calcext:value-type="float">
            <text:p>1077.54468046326</text:p>
          </table:table-cell>
          <table:table-cell table:formula="of:=[.$B$6]*[.C14]/[.$B$9]" office:value-type="float" office:value="485.59922508484" calcext:value-type="float">
            <text:p>485.59922508484</text:p>
          </table:table-cell>
          <table:table-cell table:formula="of:=ROUND([.D14])" office:value-type="float" office:value="486" calcext:value-type="float">
            <text:p>486</text:p>
          </table:table-cell>
        </table:table-row>
        <table:table-row table:style-name="ro1">
          <table:table-cell table:formula="of:=RANDBETWEEN(1; 100)" office:value-type="float" office:value="65" calcext:value-type="float">
            <text:p>65</text:p>
          </table:table-cell>
          <table:table-cell/>
          <table:table-cell table:formula="of:=[.A15]*([.$B$3]-LOG([.A15]; 10))" office:value-type="float" office:value="6317.16063181822" calcext:value-type="float">
            <text:p>6317.16063181822</text:p>
          </table:table-cell>
          <table:table-cell table:formula="of:=[.$B$6]*[.C15]/[.$B$9]" office:value-type="float" office:value="2846.85021713304" calcext:value-type="float">
            <text:p>2846.85021713304</text:p>
          </table:table-cell>
          <table:table-cell table:formula="of:=ROUND([.D15])" office:value-type="float" office:value="2847" calcext:value-type="float">
            <text:p>2847</text:p>
          </table:table-cell>
        </table:table-row>
        <table:table-row table:style-name="ro1">
          <table:table-cell table:formula="of:=RANDBETWEEN(1; 100)" office:value-type="float" office:value="36" calcext:value-type="float">
            <text:p>36</text:p>
          </table:table-cell>
          <table:table-cell/>
          <table:table-cell table:formula="of:=[.A16]*([.$B$3]-LOG([.A16]; 10))" office:value-type="float" office:value="3507.97310997238" calcext:value-type="float">
            <text:p>3507.97310997238</text:p>
          </table:table-cell>
          <table:table-cell table:formula="of:=[.$B$6]*[.C16]/[.$B$9]" office:value-type="float" office:value="1580.8801757424" calcext:value-type="float">
            <text:p>1580.8801757424</text:p>
          </table:table-cell>
          <table:table-cell table:formula="of:=ROUND([.D16])" office:value-type="float" office:value="1581" calcext:value-type="float">
            <text:p>1581</text:p>
          </table:table-cell>
        </table:table-row>
        <table:table-row table:style-name="ro1">
          <table:table-cell table:formula="of:=RANDBETWEEN(1; 100)" office:value-type="float" office:value="86" calcext:value-type="float">
            <text:p>86</text:p>
          </table:table-cell>
          <table:table-cell/>
          <table:table-cell table:formula="of:=[.A17]*([.$B$3]-LOG([.A17]; 10))" office:value-type="float" office:value="8347.63313319305" calcext:value-type="float">
            <text:p>8347.63313319305</text:p>
          </table:table-cell>
          <table:table-cell table:formula="of:=[.$B$6]*[.C17]/[.$B$9]" office:value-type="float" office:value="3761.88964992927" calcext:value-type="float">
            <text:p>3761.88964992927</text:p>
          </table:table-cell>
          <table:table-cell table:formula="of:=ROUND([.D17])" office:value-type="float" office:value="3762" calcext:value-type="float">
            <text:p>3762</text:p>
          </table:table-cell>
        </table:table-row>
        <table:table-row table:style-name="ro1">
          <table:table-cell table:formula="of:=RANDBETWEEN(1; 100)" office:value-type="float" office:value="43" calcext:value-type="float">
            <text:p>43</text:p>
          </table:table-cell>
          <table:table-cell/>
          <table:table-cell table:formula="of:=[.A18]*([.$B$3]-LOG([.A18]; 10))" office:value-type="float" office:value="4186.76085641008" calcext:value-type="float">
            <text:p>4186.76085641008</text:p>
          </table:table-cell>
          <table:table-cell table:formula="of:=[.$B$6]*[.C18]/[.$B$9]" office:value-type="float" office:value="1886.77821379454" calcext:value-type="float">
            <text:p>1886.77821379454</text:p>
          </table:table-cell>
          <table:table-cell table:formula="of:=ROUND([.D18])" office:value-type="float" office:value="1887" calcext:value-type="float">
            <text:p>1887</text:p>
          </table:table-cell>
        </table:table-row>
        <table:table-row table:style-name="ro1">
          <table:table-cell table:formula="of:=RANDBETWEEN(1; 100)" office:value-type="float" office:value="80" calcext:value-type="float">
            <text:p>80</text:p>
          </table:table-cell>
          <table:table-cell/>
          <table:table-cell table:formula="of:=[.A19]*([.$B$3]-LOG([.A19]; 10))" office:value-type="float" office:value="7767.75280104064" calcext:value-type="float">
            <text:p>7767.75280104064</text:p>
          </table:table-cell>
          <table:table-cell table:formula="of:=[.$B$6]*[.C19]/[.$B$9]" office:value-type="float" office:value="3500.564579108" calcext:value-type="float">
            <text:p>3500.564579108</text:p>
          </table:table-cell>
          <table:table-cell table:formula="of:=ROUND([.D19])" office:value-type="float" office:value="3501" calcext:value-type="float">
            <text:p>3501</text:p>
          </table:table-cell>
        </table:table-row>
        <table:table-row table:style-name="ro1">
          <table:table-cell table:formula="of:=RANDBETWEEN(1; 100)" office:value-type="float" office:value="1" calcext:value-type="float">
            <text:p>1</text:p>
          </table:table-cell>
          <table:table-cell/>
          <table:table-cell table:formula="of:=[.A20]*([.$B$3]-LOG([.A20]; 10))" office:value-type="float" office:value="99" calcext:value-type="float">
            <text:p>99</text:p>
          </table:table-cell>
          <table:table-cell table:formula="of:=[.$B$6]*[.C20]/[.$B$9]" office:value-type="float" office:value="44.6146913023885" calcext:value-type="float">
            <text:p>44.6146913023885</text:p>
          </table:table-cell>
          <table:table-cell table:formula="of:=ROUND([.D20])" office:value-type="float" office:value="45" calcext:value-type="float">
            <text:p>45</text:p>
          </table:table-cell>
        </table:table-row>
        <table:table-row table:style-name="ro1">
          <table:table-cell table:formula="of:=RANDBETWEEN(1; 100)" office:value-type="float" office:value="83" calcext:value-type="float">
            <text:p>83</text:p>
          </table:table-cell>
          <table:table-cell/>
          <table:table-cell table:formula="of:=[.A21]*([.$B$3]-LOG([.A21]; 10))" office:value-type="float" office:value="8057.71651833279" calcext:value-type="float">
            <text:p>8057.71651833279</text:p>
          </table:table-cell>
          <table:table-cell table:formula="of:=[.$B$6]*[.C21]/[.$B$9]" office:value-type="float" office:value="3631.23772795529" calcext:value-type="float">
            <text:p>3631.23772795529</text:p>
          </table:table-cell>
          <table:table-cell table:formula="of:=ROUND([.D21])" office:value-type="float" office:value="3631" calcext:value-type="float">
            <text:p>3631</text:p>
          </table:table-cell>
        </table:table-row>
        <table:table-row table:style-name="ro1">
          <table:table-cell table:formula="of:=RANDBETWEEN(1; 100)" office:value-type="float" office:value="25" calcext:value-type="float">
            <text:p>25</text:p>
          </table:table-cell>
          <table:table-cell/>
          <table:table-cell table:formula="of:=[.A22]*([.$B$3]-LOG([.A22]; 10))" office:value-type="float" office:value="2440.0514997832" calcext:value-type="float">
            <text:p>2440.0514997832</text:p>
          </table:table-cell>
          <table:table-cell table:formula="of:=[.$B$6]*[.C22]/[.$B$9]" office:value-type="float" office:value="1099.6176204521" calcext:value-type="float">
            <text:p>1099.6176204521</text:p>
          </table:table-cell>
          <table:table-cell table:formula="of:=ROUND([.D22])" office:value-type="float" office:value="1100" calcext:value-type="float">
            <text:p>1100</text:p>
          </table:table-cell>
        </table:table-row>
        <table:table-row table:style-name="ro1">
          <table:table-cell table:formula="of:=RANDBETWEEN(1; 100)" office:value-type="float" office:value="25" calcext:value-type="float">
            <text:p>25</text:p>
          </table:table-cell>
          <table:table-cell/>
          <table:table-cell table:formula="of:=[.A23]*([.$B$3]-LOG([.A23]; 10))" office:value-type="float" office:value="2440.0514997832" calcext:value-type="float">
            <text:p>2440.0514997832</text:p>
          </table:table-cell>
          <table:table-cell table:formula="of:=[.$B$6]*[.C23]/[.$B$9]" office:value-type="float" office:value="1099.6176204521" calcext:value-type="float">
            <text:p>1099.6176204521</text:p>
          </table:table-cell>
          <table:table-cell table:formula="of:=ROUND([.D23])" office:value-type="float" office:value="1100" calcext:value-type="float">
            <text:p>1100</text:p>
          </table:table-cell>
        </table:table-row>
        <table:table-row table:style-name="ro1">
          <table:table-cell table:formula="of:=RANDBETWEEN(1; 100)" office:value-type="float" office:value="63" calcext:value-type="float">
            <text:p>63</text:p>
          </table:table-cell>
          <table:table-cell/>
          <table:table-cell table:formula="of:=[.A24]*([.$B$3]-LOG([.A24]; 10))" office:value-type="float" office:value="6123.64154538443" calcext:value-type="float">
            <text:p>6123.64154538443</text:p>
          </table:table-cell>
          <table:table-cell table:formula="of:=[.$B$6]*[.C24]/[.$B$9]" office:value-type="float" office:value="2759.64017367482" calcext:value-type="float">
            <text:p>2759.64017367482</text:p>
          </table:table-cell>
          <table:table-cell table:formula="of:=ROUND([.D24])" office:value-type="float" office:value="2760" calcext:value-type="float">
            <text:p>2760</text:p>
          </table:table-cell>
        </table:table-row>
        <table:table-row table:style-name="ro1">
          <table:table-cell table:formula="of:=RANDBETWEEN(1; 100)" office:value-type="float" office:value="30" calcext:value-type="float">
            <text:p>30</text:p>
          </table:table-cell>
          <table:table-cell/>
          <table:table-cell table:formula="of:=[.A25]*([.$B$3]-LOG([.A25]; 10))" office:value-type="float" office:value="2925.68636235841" calcext:value-type="float">
            <text:p>2925.68636235841</text:p>
          </table:table-cell>
          <table:table-cell table:formula="of:=[.$B$6]*[.C25]/[.$B$9]" office:value-type="float" office:value="1318.47064549726" calcext:value-type="float">
            <text:p>1318.47064549726</text:p>
          </table:table-cell>
          <table:table-cell table:formula="of:=ROUND([.D25])" office:value-type="float" office:value="1318" calcext:value-type="float">
            <text:p>1318</text:p>
          </table:table-cell>
        </table:table-row>
        <table:table-row table:style-name="ro1">
          <table:table-cell table:formula="of:=RANDBETWEEN(1; 100)" office:value-type="float" office:value="97" calcext:value-type="float">
            <text:p>97</text:p>
          </table:table-cell>
          <table:table-cell/>
          <table:table-cell table:formula="of:=[.A26]*([.$B$3]-LOG([.A26]; 10))" office:value-type="float" office:value="9410.28314177617" calcext:value-type="float">
            <text:p>9410.28314177617</text:p>
          </table:table-cell>
          <table:table-cell table:formula="of:=[.$B$6]*[.C26]/[.$B$9]" office:value-type="float" office:value="4240.77653978196" calcext:value-type="float">
            <text:p>4240.77653978196</text:p>
          </table:table-cell>
          <table:table-cell table:formula="of:=ROUND([.D26])" office:value-type="float" office:value="4241" calcext:value-type="float">
            <text:p>4241</text:p>
          </table:table-cell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/>
          <table:table-cell table:formula="of:=[.A27]*([.$B$3]-LOG([.A27]; 10))" office:value-type="float" office:value="8927.33151988421" calcext:value-type="float">
            <text:p>8927.33151988421</text:p>
          </table:table-cell>
          <table:table-cell table:formula="of:=[.$B$6]*[.C27]/[.$B$9]" office:value-type="float" office:value="4023.13272640118" calcext:value-type="float">
            <text:p>4023.13272640118</text:p>
          </table:table-cell>
          <table:table-cell table:formula="of:=ROUND([.D27])" office:value-type="float" office:value="4023" calcext:value-type="float">
            <text:p>4023</text:p>
          </table:table-cell>
        </table:table-row>
        <table:table-row table:style-name="ro1">
          <table:table-cell table:formula="of:=RANDBETWEEN(1; 100)" office:value-type="float" office:value="80" calcext:value-type="float">
            <text:p>80</text:p>
          </table:table-cell>
          <table:table-cell/>
          <table:table-cell table:formula="of:=[.A28]*([.$B$3]-LOG([.A28]; 10))" office:value-type="float" office:value="7767.75280104064" calcext:value-type="float">
            <text:p>7767.75280104064</text:p>
          </table:table-cell>
          <table:table-cell table:formula="of:=[.$B$6]*[.C28]/[.$B$9]" office:value-type="float" office:value="3500.564579108" calcext:value-type="float">
            <text:p>3500.564579108</text:p>
          </table:table-cell>
          <table:table-cell table:formula="of:=ROUND([.D28])" office:value-type="float" office:value="3501" calcext:value-type="float">
            <text:p>3501</text:p>
          </table:table-cell>
        </table:table-row>
        <table:table-row table:style-name="ro1">
          <table:table-cell table:formula="of:=RANDBETWEEN(1; 100)" office:value-type="float" office:value="36" calcext:value-type="float">
            <text:p>36</text:p>
          </table:table-cell>
          <table:table-cell/>
          <table:table-cell table:formula="of:=[.A29]*([.$B$3]-LOG([.A29]; 10))" office:value-type="float" office:value="3507.97310997238" calcext:value-type="float">
            <text:p>3507.97310997238</text:p>
          </table:table-cell>
          <table:table-cell table:formula="of:=[.$B$6]*[.C29]/[.$B$9]" office:value-type="float" office:value="1580.8801757424" calcext:value-type="float">
            <text:p>1580.8801757424</text:p>
          </table:table-cell>
          <table:table-cell table:formula="of:=ROUND([.D29])" office:value-type="float" office:value="1581" calcext:value-type="float">
            <text:p>1581</text:p>
          </table:table-cell>
        </table:table-row>
        <table:table-row table:style-name="ro1">
          <table:table-cell table:formula="of:=RANDBETWEEN(1; 100)" office:value-type="float" office:value="82" calcext:value-type="float">
            <text:p>82</text:p>
          </table:table-cell>
          <table:table-cell/>
          <table:table-cell table:formula="of:=[.A30]*([.$B$3]-LOG([.A30]; 10))" office:value-type="float" office:value="7961.06726410454" calcext:value-type="float">
            <text:p>7961.06726410454</text:p>
          </table:table-cell>
          <table:table-cell table:formula="of:=[.$B$6]*[.C30]/[.$B$9]" office:value-type="float" office:value="3587.68240833913" calcext:value-type="float">
            <text:p>3587.68240833913</text:p>
          </table:table-cell>
          <table:table-cell table:formula="of:=ROUND([.D30])" office:value-type="float" office:value="3588" calcext:value-type="float">
            <text:p>3588</text:p>
          </table:table-cell>
        </table:table-row>
        <table:table-row table:style-name="ro1">
          <table:table-cell table:formula="of:=RANDBETWEEN(1; 100)" office:value-type="float" office:value="81" calcext:value-type="float">
            <text:p>81</text:p>
          </table:table-cell>
          <table:table-cell/>
          <table:table-cell table:formula="of:=[.A31]*([.$B$3]-LOG([.A31]; 10))" office:value-type="float" office:value="7864.41271347083" calcext:value-type="float">
            <text:p>7864.41271347083</text:p>
          </table:table-cell>
          <table:table-cell table:formula="of:=[.$B$6]*[.C31]/[.$B$9]" office:value-type="float" office:value="3544.1247018796" calcext:value-type="float">
            <text:p>3544.1247018796</text:p>
          </table:table-cell>
          <table:table-cell table:formula="of:=ROUND([.D31])" office:value-type="float" office:value="3544" calcext:value-type="float">
            <text:p>3544</text:p>
          </table:table-cell>
        </table:table-row>
        <table:table-row table:style-name="ro1">
          <table:table-cell table:formula="of:=RANDBETWEEN(1; 100)" office:value-type="float" office:value="33" calcext:value-type="float">
            <text:p>33</text:p>
          </table:table-cell>
          <table:table-cell/>
          <table:table-cell table:formula="of:=[.A32]*([.$B$3]-LOG([.A32]; 10))" office:value-type="float" office:value="3216.88903998403" calcext:value-type="float">
            <text:p>3216.88903998403</text:p>
          </table:table-cell>
          <table:table-cell table:formula="of:=[.$B$6]*[.C32]/[.$B$9]" office:value-type="float" office:value="1449.70213609014" calcext:value-type="float">
            <text:p>1449.70213609014</text:p>
          </table:table-cell>
          <table:table-cell table:formula="of:=ROUND([.D32])" office:value-type="float" office:value="1450" calcext:value-type="float">
            <text:p>1450</text:p>
          </table:table-cell>
        </table:table-row>
        <table:table-row table:style-name="ro1">
          <table:table-cell table:formula="of:=RANDBETWEEN(1; 100)" office:value-type="float" office:value="1" calcext:value-type="float">
            <text:p>1</text:p>
          </table:table-cell>
          <table:table-cell/>
          <table:table-cell table:formula="of:=[.A33]*([.$B$3]-LOG([.A33]; 10))" office:value-type="float" office:value="99" calcext:value-type="float">
            <text:p>99</text:p>
          </table:table-cell>
          <table:table-cell table:formula="of:=[.$B$6]*[.C33]/[.$B$9]" office:value-type="float" office:value="44.6146913023885" calcext:value-type="float">
            <text:p>44.6146913023885</text:p>
          </table:table-cell>
          <table:table-cell table:formula="of:=ROUND([.D33])" office:value-type="float" office:value="45" calcext:value-type="float">
            <text:p>45</text:p>
          </table:table-cell>
        </table:table-row>
        <table:table-row table:style-name="ro1">
          <table:table-cell table:formula="of:=RANDBETWEEN(1; 100)" office:value-type="float" office:value="14" calcext:value-type="float">
            <text:p>14</text:p>
          </table:table-cell>
          <table:table-cell/>
          <table:table-cell table:formula="of:=[.A34]*([.$B$3]-LOG([.A34]; 10))" office:value-type="float" office:value="1369.9542075005" calcext:value-type="float">
            <text:p>1369.9542075005</text:p>
          </table:table-cell>
          <table:table-cell table:formula="of:=[.$B$6]*[.C34]/[.$B$9]" office:value-type="float" office:value="617.374586525689" calcext:value-type="float">
            <text:p>617.374586525689</text:p>
          </table:table-cell>
          <table:table-cell table:formula="of:=ROUND([.D34])" office:value-type="float" office:value="617" calcext:value-type="float">
            <text:p>617</text:p>
          </table:table-cell>
        </table:table-row>
        <table:table-row table:style-name="ro1">
          <table:table-cell table:formula="of:=RANDBETWEEN(1; 100)" office:value-type="float" office:value="99" calcext:value-type="float">
            <text:p>99</text:p>
          </table:table-cell>
          <table:table-cell/>
          <table:table-cell table:formula="of:=[.A35]*([.$B$3]-LOG([.A35]; 10))" office:value-type="float" office:value="9603.43211573484" calcext:value-type="float">
            <text:p>9603.43211573484</text:p>
          </table:table-cell>
          <table:table-cell table:formula="of:=[.$B$6]*[.C35]/[.$B$9]" office:value-type="float" office:value="4327.81979077731" calcext:value-type="float">
            <text:p>4327.81979077731</text:p>
          </table:table-cell>
          <table:table-cell table:formula="of:=ROUND([.D35])" office:value-type="float" office:value="4328" calcext:value-type="float">
            <text:p>4328</text:p>
          </table:table-cell>
        </table:table-row>
        <table:table-row table:style-name="ro1">
          <table:table-cell table:formula="of:=RANDBETWEEN(1; 100)" office:value-type="float" office:value="30" calcext:value-type="float">
            <text:p>30</text:p>
          </table:table-cell>
          <table:table-cell/>
          <table:table-cell table:formula="of:=[.A36]*([.$B$3]-LOG([.A36]; 10))" office:value-type="float" office:value="2925.68636235841" calcext:value-type="float">
            <text:p>2925.68636235841</text:p>
          </table:table-cell>
          <table:table-cell table:formula="of:=[.$B$6]*[.C36]/[.$B$9]" office:value-type="float" office:value="1318.47064549726" calcext:value-type="float">
            <text:p>1318.47064549726</text:p>
          </table:table-cell>
          <table:table-cell table:formula="of:=ROUND([.D36])" office:value-type="float" office:value="1318" calcext:value-type="float">
            <text:p>1318</text:p>
          </table:table-cell>
        </table:table-row>
        <table:table-row table:style-name="ro1">
          <table:table-cell table:formula="of:=RANDBETWEEN(1; 100)" office:value-type="float" office:value="95" calcext:value-type="float">
            <text:p>95</text:p>
          </table:table-cell>
          <table:table-cell/>
          <table:table-cell table:formula="of:=[.A37]*([.$B$3]-LOG([.A37]; 10))" office:value-type="float" office:value="9217.11625749756" calcext:value-type="float">
            <text:p>9217.11625749756</text:p>
          </table:table-cell>
          <table:table-cell table:formula="of:=[.$B$6]*[.C37]/[.$B$9]" office:value-type="float" office:value="4153.72521743919" calcext:value-type="float">
            <text:p>4153.72521743919</text:p>
          </table:table-cell>
          <table:table-cell table:formula="of:=ROUND([.D37])" office:value-type="float" office:value="4154" calcext:value-type="float">
            <text:p>4154</text:p>
          </table:table-cell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/>
          <table:table-cell table:formula="of:=[.A38]*([.$B$3]-LOG([.A38]; 10))" office:value-type="float" office:value="9120.52598176163" calcext:value-type="float">
            <text:p>9120.52598176163</text:p>
          </table:table-cell>
          <table:table-cell table:formula="of:=[.$B$6]*[.C38]/[.$B$9]" office:value-type="float" office:value="4110.19647668393" calcext:value-type="float">
            <text:p>4110.19647668393</text:p>
          </table:table-cell>
          <table:table-cell table:formula="of:=ROUND([.D38])" office:value-type="float" office:value="4110" calcext:value-type="float">
            <text:p>4110</text:p>
          </table:table-cell>
        </table:table-row>
        <table:table-row table:style-name="ro1">
          <table:table-cell table:formula="of:=RANDBETWEEN(1; 100)" office:value-type="float" office:value="52" calcext:value-type="float">
            <text:p>52</text:p>
          </table:table-cell>
          <table:table-cell/>
          <table:table-cell table:formula="of:=[.A39]*([.$B$3]-LOG([.A39]; 10))" office:value-type="float" office:value="5058.76782613099" calcext:value-type="float">
            <text:p>5058.76782613099</text:p>
          </table:table-cell>
          <table:table-cell table:formula="of:=[.$B$6]*[.C39]/[.$B$9]" office:value-type="float" office:value="2279.75116094231" calcext:value-type="float">
            <text:p>2279.75116094231</text:p>
          </table:table-cell>
          <table:table-cell table:formula="of:=ROUND([.D39])" office:value-type="float" office:value="2280" calcext:value-type="float">
            <text:p>2280</text:p>
          </table:table-cell>
        </table:table-row>
        <table:table-row table:style-name="ro1">
          <table:table-cell table:formula="of:=RANDBETWEEN(1; 100)" office:value-type="float" office:value="35" calcext:value-type="float">
            <text:p>35</text:p>
          </table:table-cell>
          <table:table-cell/>
          <table:table-cell table:formula="of:=[.A40]*([.$B$3]-LOG([.A40]; 10))" office:value-type="float" office:value="3410.95761844774" calcext:value-type="float">
            <text:p>3410.95761844774</text:p>
          </table:table-cell>
          <table:table-cell table:formula="of:=[.$B$6]*[.C40]/[.$B$9]" office:value-type="float" office:value="1537.15981002602" calcext:value-type="float">
            <text:p>1537.15981002602</text:p>
          </table:table-cell>
          <table:table-cell table:formula="of:=ROUND([.D40])" office:value-type="float" office:value="1537" calcext:value-type="float">
            <text:p>1537</text:p>
          </table:table-cell>
        </table:table-row>
        <table:table-row table:style-name="ro1">
          <table:table-cell table:formula="of:=RANDBETWEEN(1; 100)" office:value-type="float" office:value="35" calcext:value-type="float">
            <text:p>35</text:p>
          </table:table-cell>
          <table:table-cell/>
          <table:table-cell table:formula="of:=[.A41]*([.$B$3]-LOG([.A41]; 10))" office:value-type="float" office:value="3410.95761844774" calcext:value-type="float">
            <text:p>3410.95761844774</text:p>
          </table:table-cell>
          <table:table-cell table:formula="of:=[.$B$6]*[.C41]/[.$B$9]" office:value-type="float" office:value="1537.15981002602" calcext:value-type="float">
            <text:p>1537.15981002602</text:p>
          </table:table-cell>
          <table:table-cell table:formula="of:=ROUND([.D41])" office:value-type="float" office:value="1537" calcext:value-type="float">
            <text:p>1537</text:p>
          </table:table-cell>
        </table:table-row>
        <table:table-row table:style-name="ro1">
          <table:table-cell table:formula="of:=RANDBETWEEN(1; 100)" office:value-type="float" office:value="79" calcext:value-type="float">
            <text:p>79</text:p>
          </table:table-cell>
          <table:table-cell/>
          <table:table-cell table:formula="of:=[.A42]*([.$B$3]-LOG([.A42]; 10))" office:value-type="float" office:value="7671.08745978806" calcext:value-type="float">
            <text:p>7671.08745978806</text:p>
          </table:table-cell>
          <table:table-cell table:formula="of:=[.$B$6]*[.C42]/[.$B$9]" office:value-type="float" office:value="3457.00200981886" calcext:value-type="float">
            <text:p>3457.00200981886</text:p>
          </table:table-cell>
          <table:table-cell table:formula="of:=ROUND([.D42])" office:value-type="float" office:value="3457" calcext:value-type="float">
            <text:p>3457</text:p>
          </table:table-cell>
        </table:table-row>
        <table:table-row table:style-name="ro1">
          <table:table-cell table:formula="of:=RANDBETWEEN(1; 100)" office:value-type="float" office:value="37" calcext:value-type="float">
            <text:p>37</text:p>
          </table:table-cell>
          <table:table-cell/>
          <table:table-cell table:formula="of:=[.A43]*([.$B$3]-LOG([.A43]; 10))" office:value-type="float" office:value="3604.97653620952" calcext:value-type="float">
            <text:p>3604.97653620952</text:p>
          </table:table-cell>
          <table:table-cell table:formula="of:=[.$B$6]*[.C43]/[.$B$9]" office:value-type="float" office:value="1624.59510419537" calcext:value-type="float">
            <text:p>1624.59510419537</text:p>
          </table:table-cell>
          <table:table-cell table:formula="of:=ROUND([.D43])" office:value-type="float" office:value="1625" calcext:value-type="float">
            <text:p>1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0:31:10.507619635</meta:creation-date>
    <dc:date>2018-07-02T00:46:43.475663053</dc:date>
    <meta:editing-duration>PT5M2S</meta:editing-duration>
    <meta:editing-cycles>1</meta:editing-cycles>
    <meta:document-statistic meta:table-count="1" meta:cell-count="174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3:Sheet1.A43 Sheet1.E3:Sheet1.E43" svg:x="1.33cm" svg:y="0.18cm" svg:width="14.349cm" svg:height="7.665cm">
          <chartooo:coordinate-region svg:x="2.322cm" svg:y="0.379cm" svg:width="13.077cm" svg:height="6.819cm"/>
          <chart:axis chart:dimension="x" chart:name="primary-x" chart:style-name="ch3">
            <chart:title svg:x="7.455cm" svg:y="8.025cm" chart:style-name="ch4">
              <text:p>Stupanj čvora</text:p>
            </chart:title>
          </chart:axis>
          <chart:axis chart:dimension="y" chart:name="primary-y" chart:style-name="ch3">
            <chart:title svg:x="0.451cm" svg:y="4.188cm" chart:style-name="ch5">
              <text:p>N</text:p>
            </chart:title>
            <chart:grid chart:style-name="ch6" chart:class="major"/>
          </chart:axis>
          <chart:series chart:style-name="ch7" chart:values-cell-range-address="Sheet1.E3:Sheet1.E43" chart:class="chart:scatter">
            <chart:domain table:cell-range-address="Sheet1.A3:Sheet1.A4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Sheet1.A3:Sheet1.A43</svg:desc>
                </draw:g>
              </table:table-cell>
              <table:table-cell office:value-type="float" office:value="1275">
                <text:p>1275</text:p>
                <draw:g>
                  <svg:desc>Sheet1.E3:Sheet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">
                <text:p>86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">
                <text:p>95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1625">
                <text:p>1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